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6F000000195FAA3215.png" manifest:media-type="image/png"/>
  <manifest:file-entry manifest:full-path="Pictures/10000201000008F0000006B0CFF907C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pabloTemplate-title">
      <style:graphic-properties draw:auto-grow-height="true" fo:min-height="3.506cm"/>
    </style:style>
    <style:style style:name="pr5" style:family="presentation" style:parent-style-name="pabloTemplate-subtitle">
      <style:graphic-properties draw:fill-color="#ffffff" fo:min-height="13.86cm"/>
    </style:style>
    <style:style style:name="pr6" style:family="presentation" style:parent-style-name="pabloTemplate-notes">
      <style:graphic-properties draw:fill-color="#ffffff" fo:min-height="13.364cm"/>
    </style:style>
    <style:style style:name="pr7" style:family="presentation" style:parent-style-name="pabloTemplate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5.741cm" svg:x="1.4cm" svg:y="3.975cm" presentation:class="subtitle" presentation:user-transformed="true">
          <draw:text-box>
            <text:p text:style-name="P1"><text:span text:style-name="T1">Me permite ver los objetos renomblarlos (ctrl+click o doble click sobre el nombre), ver los grupos de vértices que contienen, los materiales...</text:span></text:p>
            <text:p text:style-name="P1"><text:span text:style-name="T1"/></text:p>
            <text:p text:style-name="P1"><text:span text:style-name="T1">Menu View → Show/Hide one level → Me permite ver/ocultar el primer nivel de la jerarquía de objetos</text:span></text:p>
            <text:p text:style-name="P1"><text:span text:style-name="T1"/></text:p>
            <text:p text:style-name="P1"><text:span text:style-name="T1">Contiene un cuadro de texto dónde podré poner el nombre del objeto que busco.</text:span></text:p>
            <text:p text:style-name="P1"><text:span text:style-name="T1"/></text:p>
            <text:p text:style-name="P1"><text:span text:style-name="T1">Podré ocultar objetos del outliner: </text:span></text:p>
            <text:p text:style-name="P1"><text:span text:style-name="T1">- pulsando sobre el ojo correspondiente en el outliner, aunque los objetos continuarán siendo visibles en el rener.</text:span></text:p>
            <text:p text:style-name="P1"><text:span text:style-name="T1">- seleccionando el objeto</text:span></text:p>
            <text:p text:style-name="P1"><text:span text:style-name="T1"><text:tab/></text:span><text:span text:style-name="T1"><text:tab/></text:span><text:span text:style-name="T1">- y pulsando la h (hide), alt+hide (unhide), shif + h (hide unselected).</text:span></text:p>
            <text:p text:style-name="P1"><text:span text:style-name="T1"><text:tab/></text:span><text:span text:style-name="T1"><text:tab/></text:span><text:span text:style-name="T1">- Panel 3D → Object → Show / Hide</text:span></text:p>
            <text:p text:style-name="P1"><text:span text:style-name="T1">Al ocultar un objeto este seguirá siendo visible en el render. Si no quiero que esto sea así, además debo pulsar en la camara de fotos.</text:span></text:p>
            <text:p text:style-name="P1"><text:span text:style-name="T1"/></text:p>
            <text:p text:style-name="P1"><text:span text:style-name="T1">Para evitar que un objeto sea seleccionable puedo pulsar sobre su correspondiente flechita en el outliner.</text:span></text:p>
          </draw:text-box>
        </draw:frame>
        <draw:frame presentation:style-name="pr2" draw:layer="layout" svg:width="25.199cm" svg:height="3.506cm" svg:x="1.4cm" svg:y="0.837cm" presentation:class="title">
          <draw:text-box>
            <text:p>Panel outlin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bloTemplate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pas</text:p>
          </draw:text-box>
        </draw:frame>
        <draw:frame presentation:style-name="pr5" draw:text-style-name="P2" draw:layer="layout" svg:width="25.199cm" svg:height="13.86cm" svg:x="1.4cm" svg:y="4.914cm" presentation:class="subtitle" presentation:user-transformed="true">
          <draw:text-box>
            <text:p text:style-name="P2"><text:span text:style-name="T1">Cuando paso de una capa a otra desaparecen los objetos de la capa no activa. Si voy de una capa a otra manteniendo shift pulsado tendré varias capas activas.</text:span></text:p>
            <text:p text:style-name="P2"><text:span text:style-name="T1"/></text:p>
            <text:p text:style-name="P2"><text:span text:style-name="T1">Para cambiar un objeto de capa pulso m (move to layer). Si mantengo shift pulsado podré hacer que el objeto exista en varias capas a la vez.</text:span></text:p>
            <text:p text:style-name="P2"><text:span text:style-name="T1"/></text:p>
            <text:p text:style-name="P2"><text:span text:style-name="T1">La fila de números superior del teclado nos permite navegar rápidamente entre capas.</text:span></text:p>
            <text:p text:style-name="P2"><text:span text:style-name="T1">Si pulso alt + un número de esta fila, en vez de navegar entre las capas que van del 1 al 9 navego entre las que van del 11 al 19</text:span></text:p>
            <text:p text:style-name="P2"><text:span text:style-name="T1"/></text:p>
            <text:p text:style-name="P2"><text:span text:style-name="T1">Pulsando la m, sale el menú de capas.</text:span></text:p>
            <text:p text:style-name="P2"><text:span text:style-name="T1"/></text:p>
            <text:p text:style-name="P2"><text:span text:style-name="T1">Para ver sólo los objetos de la capa en la que estoy:</text:span></text:p>
            <text:p text:style-name="P2"><text:span text:style-name="T1">3D View → View → View Global/Local</text:span></text:p>
          </draw:text-box>
        </draw:frame>
        <draw:frame draw:style-name="gr2" draw:text-style-name="P4" draw:layer="layout" svg:width="7.384cm" svg:height="1.66cm" svg:x="18.5cm" svg:y="1.5cm">
          <draw:image xlink:href="Pictures/100000000000006F000000195FAA321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pabloTemplate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rupos</text:p>
          </draw:text-box>
        </draw:frame>
        <draw:frame presentation:style-name="pr5" draw:text-style-name="P1" draw:layer="layout" svg:width="25.199cm" svg:height="13.86cm" svg:x="1.4cm" svg:y="4.914cm" presentation:class="subtitle">
          <draw:text-box>
            <text:p text:style-name="P1">Una vez que he creado un grupo (ctrl + g), si selecciono un objeto que pertenezca dicho grupo, puedo seleccionar el resto de los objetos del grupo pulsando shift + g.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pabloTemplate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scenas</text:p>
          </draw:text-box>
        </draw:frame>
        <draw:frame presentation:style-name="pr5" draw:text-style-name="P5" draw:layer="layout" svg:width="25.199cm" svg:height="13.86cm" svg:x="1.4cm" svg:y="4.914cm" presentation:class="subtitle" presentation:user-transformed="true">
          <draw:text-box>
            <text:p text:style-name="P1"><text:span text:style-name="T2">Panel Info → Combo scene → </text:span></text:p>
            <text:p text:style-name="P1"><text:span text:style-name="T2">- accedo a las escenas disponibles.</text:span></text:p>
            <text:p text:style-name="P1"><text:span text:style-name="T2">- creo nuevas escenas.</text:span></text:p>
            <text:p text:style-name="P1"><text:span text:style-name="T2"><text:tab/></text:span><text:span text:style-name="T2"><text:tab/></text:span><text:span text:style-name="T2">- Link Objects Scene (los objetos que desplazo en una escena son modificados en la otra). Si crease nuevos objetos, estos no serían afectados por el vínculo.</text:span></text:p>
            <text:p text:style-name="P1"><text:span text:style-name="T2"><text:tab/></text:span><text:span text:style-name="T2"><text:tab/></text:span><text:span text:style-name="T2">- Full Copy: Hace una copia de la escena pero sin vincular los objetos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bloTemplate-background" style:family="presentation">
      <style:graphic-properties draw:stroke="none" draw:fill="none"/>
      <style:text-properties style:letter-kerning="true"/>
    </style:style>
    <style:style style:name="pablo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blo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bloTemplate-outline1" style:family="presentation">
      <style:graphic-properties draw:stroke="none" draw:fill="none" draw:auto-grow-height="false" draw:fit-to-size="shrink-to-fit">
        <text:list-style style:name="pablo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bloTemplate-outline2" style:family="presentation" style:parent-style-name="pablo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bloTemplate-outline3" style:family="presentation" style:parent-style-name="pablo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bloTemplate-outline4" style:family="presentation" style:parent-style-name="pablo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bloTemplate-outline5" style:family="presentation" style:parent-style-name="pablo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bloTemplate-outline6" style:family="presentation" style:parent-style-name="pablo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bloTemplate-outline7" style:family="presentation" style:parent-style-name="pablo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bloTemplate-outline8" style:family="presentation" style:parent-style-name="pablo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bloTemplate-outline9" style:family="presentation" style:parent-style-name="pablo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bloTemplate-subtitle" style:family="presentation">
      <style:graphic-properties draw:stroke="none" draw:fill="none" draw:textarea-vertical-align="middle">
        <text:list-style style:name="pablo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bloTemplate-title" style:family="presentation">
      <style:graphic-properties draw:stroke="none" draw:fill="none" draw:textarea-vertical-align="middle">
        <text:list-style style:name="pablo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ablo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blo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pablo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font-family="Purisa" style:font-pitch="variable" fo:font-size="20pt" style:font-size-asian="20pt" style:font-size-complex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Purisa" style:font-pitch="variable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abloTemplate" style:page-layout-name="PM1" draw:style-name="Mdp1">
      <draw:frame draw:style-name="Mgr3" draw:text-style-name="MP4" draw:layer="backgroundobjects" svg:width="27.999cm" svg:height="20.95cm" svg:x="0.096cm" svg:y="0.063cm">
        <draw:image xlink:href="Pictures/10000201000008F0000006B0CFF907CF.png" xlink:type="simple" xlink:show="embed" xlink:actuate="onLoad">
          <text:p/>
        </draw:image>
      </draw:frame>
      <draw:frame presentation:style-name="pabloTemplate-title" draw:layer="backgroundobjects" svg:width="25.199cm" svg:height="3.506cm" svg:x="1.4cm" svg:y="0.837cm" presentation:class="title" presentation:placeholder="true">
        <draw:text-box/>
      </draw:frame>
      <draw:frame presentation:style-name="pabloTemplat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19.425cm" svg:y="19.852cm" presentation:class="footer">
        <draw:text-box>
          <text:p text:style-name="MP5"><text:span text:style-name="MT2">pablomonteserin.com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pabloTemplate-title" draw:layer="backgroundobjects" svg:width="13.586cm" svg:height="11.136cm" svg:x="3.705cm" svg:y="2.256cm" presentation:class="page"/>
        <draw:frame presentation:style-name="pabloTemplate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nty </meta:initial-creator>
    <meta:creation-date>2012-01-22T22:20:55</meta:creation-date>
    <meta:editing-duration>PT6H33M39S</meta:editing-duration>
    <meta:editing-cycles>34</meta:editing-cycles>
    <dc:date>2013-05-11T13:25:12</dc:date>
    <dc:creator>monty </dc:creator>
    <meta:generator>LibreOffice/3.5$Linux_X86_64 LibreOffice_project/350m1$Build-2</meta:generator>
    <meta:document-statistic meta:object-count="50"/>
  </office:meta>
</office:document-meta>
</file>